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sentence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/>
          <table:table-cell office:value-type="string" calcext:value-type="string">
            <text:p>Hey there!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/>
          <table:table-cell office:value-type="string" calcext:value-type="string">
            <text:p>Hi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/>
          <table:table-cell office:value-type="string" calcext:value-type="string">
            <text:p>Hey how may I Help you</text:p>
          </table:table-cell>
        </table:table-row>
        <table:table-row table:style-name="ro1">
          <table:table-cell office:value-type="string" calcext:value-type="string">
            <text:p>greet</text:p>
          </table:table-cell>
          <table:table-cell/>
          <table:table-cell office:value-type="string" calcext:value-type="string">
            <text:p>Hello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/>
          <table:table-cell office:value-type="string" calcext:value-type="string">
            <text:p>Good bye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/>
          <table:table-cell office:value-type="string" calcext:value-type="string">
            <text:p>Thank you. Take care good bye.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/>
          <table:table-cell office:value-type="string" calcext:value-type="string">
            <text:p>can I have your request number.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/>
          <table:table-cell office:value-type="string" calcext:value-type="string">
            <text:p>Can you please provide me your request number.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/>
          <table:table-cell office:value-type="string" calcext:value-type="string">
            <text:p>I need your request number to go ahead with your requ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/00/0000</text:date>, <text:time style:data-style-name="N2" text:time-value="10:47:30.815714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9:00:49.588117025</meta:creation-date>
    <dc:date>2018-08-17T11:47:31.430376913</dc:date>
    <meta:editing-duration>PT54M7S</meta:editing-duration>
    <meta:editing-cycles>3</meta:editing-cycles>
    <meta:generator>LibreOffice/5.1.6.2$Linux_X86_64 LibreOffice_project/10m0$Build-2</meta:generator>
    <meta:document-statistic meta:table-count="1" meta:cell-count="21" meta:object-count="0"/>
  </office:meta>
</office:document-meta>
</file>